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number-columns-repeated="3" table:default-cell-style-name="ce3"/>
        <table:table-row table:style-name="ro1">
          <table:table-cell/>
          <table:table-cell table:style-name="ce1" office:value-type="string" calcext:value-type="string">
            <text:p>Volts</text:p>
          </table:table-cell>
          <table:table-cell table:style-name="Default" office:value-type="string" calcext:value-type="string">
            <text:p>ZeroWind_V</text:p>
          </table:table-cell>
          <table:table-cell table:style-name="Default" office:value-type="string" calcext:value-type="string">
            <text:p>C1</text:p>
          </table:table-cell>
          <table:table-cell office:value-type="string" calcext:value-type="string">
            <text:p>Temp_C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string" calcext:value-type="string">
            <text:p>C4</text:p>
          </table:table-cell>
        </table:table-row>
        <table:table-row table:style-name="ro1">
          <table:table-cell table:formula="of:=((([.B2]-[.C2])/([.D2]*([.E2]*[.F2])))/[.G2])^[.H2]" office:value-type="float" office:value="0" calcext:value-type="float">
            <text:p>0</text:p>
          </table:table-cell>
          <table:table-cell table:number-columns-repeated="2" office:value-type="float" office:value="1.3692" calcext:value-type="float">
            <text:p>1.3692</text:p>
          </table:table-cell>
          <table:table-cell office:value-type="float" office:value="3.038517" calcext:value-type="float">
            <text:p>3.038517</text:p>
          </table:table-cell>
          <table:table-cell office:value-type="float" office:value="25" calcext:value-type="float">
            <text:p>25</text:p>
          </table:table-cell>
          <table:table-cell office:value-type="float" office:value="0.115157" calcext:value-type="float">
            <text:p>0.115157</text:p>
          </table:table-cell>
          <table:table-cell office:value-type="float" office:value="0.087288" calcext:value-type="float">
            <text:p>0.087288</text:p>
          </table:table-cell>
          <table:table-cell office:value-type="float" office:value="3.009364" calcext:value-type="float">
            <text:p>3.009364</text:p>
          </table:table-cell>
        </table:table-row>
        <table:table-row table:style-name="ro1">
          <table:table-cell table:formula="of:=((([.B3]-[.C3])/([.D3]*([.E3]*[.F3])))/[.G3])^[.H3]" office:value-type="float" office:value="0.00000000107851906726292" calcext:value-type="float">
            <text:p>1.07851906726292E-09</text:p>
          </table:table-cell>
          <table:table-cell office:value-type="float" office:value="1.37" calcext:value-type="float">
            <text:p>1.37</text:p>
          </table:table-cell>
          <table:table-cell office:value-type="float" office:value="1.3692" calcext:value-type="float">
            <text:p>1.3692</text:p>
          </table:table-cell>
          <table:table-cell office:value-type="float" office:value="3.038517" calcext:value-type="float">
            <text:p>3.038517</text:p>
          </table:table-cell>
          <table:table-cell office:value-type="float" office:value="25" calcext:value-type="float">
            <text:p>25</text:p>
          </table:table-cell>
          <table:table-cell office:value-type="float" office:value="0.115157" calcext:value-type="float">
            <text:p>0.115157</text:p>
          </table:table-cell>
          <table:table-cell office:value-type="float" office:value="0.087288" calcext:value-type="float">
            <text:p>0.087288</text:p>
          </table:table-cell>
          <table:table-cell office:value-type="float" office:value="3.009364" calcext:value-type="float">
            <text:p>3.009364</text:p>
          </table:table-cell>
        </table:table-row>
        <table:table-row table:style-name="ro1">
          <table:table-cell table:formula="of:=((([.B4]-[.C4])/([.D4]*([.E4]*[.F4])))/[.G4])^[.H4]" office:value-type="float" office:value="109.095835826536" calcext:value-type="float">
            <text:p>109.095835826536</text:p>
          </table:table-cell>
          <table:table-cell office:value-type="float" office:value="5" calcext:value-type="float">
            <text:p>5</text:p>
          </table:table-cell>
          <table:table-cell office:value-type="float" office:value="1.3692" calcext:value-type="float">
            <text:p>1.3692</text:p>
          </table:table-cell>
          <table:table-cell office:value-type="float" office:value="3.038517" calcext:value-type="float">
            <text:p>3.038517</text:p>
          </table:table-cell>
          <table:table-cell office:value-type="float" office:value="25" calcext:value-type="float">
            <text:p>25</text:p>
          </table:table-cell>
          <table:table-cell office:value-type="float" office:value="0.115157" calcext:value-type="float">
            <text:p>0.115157</text:p>
          </table:table-cell>
          <table:table-cell office:value-type="float" office:value="0.087288" calcext:value-type="float">
            <text:p>0.087288</text:p>
          </table:table-cell>
          <table:table-cell office:value-type="float" office:value="3.009364" calcext:value-type="float">
            <text:p>3.009364</text:p>
          </table:table-cell>
        </table:table-row>
        <table:table-row table:style-name="ro1">
          <table:table-cell table:formula="of:=((([.B5]-[.C5])/([.D5]*([.E5]*[.F5])))/[.G5])^[.H5]" office:value-type="float" office:value="226.860355709484" calcext:value-type="float">
            <text:p>226.860355709484</text:p>
          </table:table-cell>
          <table:table-cell office:value-type="float" office:value="6" calcext:value-type="float">
            <text:p>6</text:p>
          </table:table-cell>
          <table:table-cell office:value-type="float" office:value="1.3692" calcext:value-type="float">
            <text:p>1.3692</text:p>
          </table:table-cell>
          <table:table-cell office:value-type="float" office:value="3.038517" calcext:value-type="float">
            <text:p>3.038517</text:p>
          </table:table-cell>
          <table:table-cell office:value-type="float" office:value="25" calcext:value-type="float">
            <text:p>25</text:p>
          </table:table-cell>
          <table:table-cell office:value-type="float" office:value="0.115157" calcext:value-type="float">
            <text:p>0.115157</text:p>
          </table:table-cell>
          <table:table-cell office:value-type="float" office:value="0.087288" calcext:value-type="float">
            <text:p>0.087288</text:p>
          </table:table-cell>
          <table:table-cell office:value-type="float" office:value="3.009364" calcext:value-type="float">
            <text:p>3.009364</text:p>
          </table:table-cell>
        </table:table-row>
        <table:table-row table:style-name="ro1">
          <table:table-cell table:formula="of:=((([.B6]-[.C6])/([.D6]*([.E6]*[.F6])))/[.G6])^[.H6]" office:value-type="float" office:value="0" calcext:value-type="float">
            <text:p>0</text:p>
          </table:table-cell>
          <table:table-cell table:number-columns-repeated="2" office:value-type="float" office:value="1.3692" calcext:value-type="float">
            <text:p>1.3692</text:p>
          </table:table-cell>
          <table:table-cell office:value-type="float" office:value="3.038517" calcext:value-type="float">
            <text:p>3.038517</text:p>
          </table:table-cell>
          <table:table-cell office:value-type="float" office:value="25" calcext:value-type="float">
            <text:p>25</text:p>
          </table:table-cell>
          <table:table-cell office:value-type="float" office:value="0.115157" calcext:value-type="float">
            <text:p>0.115157</text:p>
          </table:table-cell>
          <table:table-cell office:value-type="float" office:value="0.087288" calcext:value-type="float">
            <text:p>0.087288</text:p>
          </table:table-cell>
          <table:table-cell office:value-type="float" office:value="3.009364" calcext:value-type="float">
            <text:p>3.009364</text:p>
          </table:table-cell>
        </table:table-row>
        <table:table-row table:style-name="ro1">
          <table:table-cell table:formula="of:=((([.B7]-[.C7])/([.D7]*([.E7]*[.F7])))/[.G7])^[.H7]" office:value-type="float" office:value="0" calcext:value-type="float">
            <text:p>0</text:p>
          </table:table-cell>
          <table:table-cell table:number-columns-repeated="2" office:value-type="float" office:value="1.3692" calcext:value-type="float">
            <text:p>1.3692</text:p>
          </table:table-cell>
          <table:table-cell office:value-type="float" office:value="3.038517" calcext:value-type="float">
            <text:p>3.038517</text:p>
          </table:table-cell>
          <table:table-cell office:value-type="float" office:value="25" calcext:value-type="float">
            <text:p>25</text:p>
          </table:table-cell>
          <table:table-cell office:value-type="float" office:value="0.115157" calcext:value-type="float">
            <text:p>0.115157</text:p>
          </table:table-cell>
          <table:table-cell office:value-type="float" office:value="0.087288" calcext:value-type="float">
            <text:p>0.087288</text:p>
          </table:table-cell>
          <table:table-cell office:value-type="float" office:value="3.009364" calcext:value-type="float">
            <text:p>3.009364</text:p>
          </table:table-cell>
        </table:table-row>
        <table:table-row table:style-name="ro1">
          <table:table-cell table:formula="of:=((([.B8]-[.C8])/([.D8]*([.E8]*[.F8])))/[.G8])^[.H8]" office:value-type="float" office:value="0" calcext:value-type="float">
            <text:p>0</text:p>
          </table:table-cell>
          <table:table-cell table:number-columns-repeated="2" office:value-type="float" office:value="1.3692" calcext:value-type="float">
            <text:p>1.3692</text:p>
          </table:table-cell>
          <table:table-cell office:value-type="float" office:value="3.038517" calcext:value-type="float">
            <text:p>3.038517</text:p>
          </table:table-cell>
          <table:table-cell office:value-type="float" office:value="25" calcext:value-type="float">
            <text:p>25</text:p>
          </table:table-cell>
          <table:table-cell office:value-type="float" office:value="0.115157" calcext:value-type="float">
            <text:p>0.115157</text:p>
          </table:table-cell>
          <table:table-cell office:value-type="float" office:value="0.087288" calcext:value-type="float">
            <text:p>0.087288</text:p>
          </table:table-cell>
          <table:table-cell office:value-type="float" office:value="3.009364" calcext:value-type="float">
            <text:p>3.009364</text:p>
          </table:table-cell>
        </table:table-row>
        <table:table-row table:style-name="ro1">
          <table:table-cell table:formula="of:=((([.B9]-[.C9])/([.D9]*([.E9]*[.F9])))/[.G9])^[.H9]" office:value-type="float" office:value="0" calcext:value-type="float">
            <text:p>0</text:p>
          </table:table-cell>
          <table:table-cell table:number-columns-repeated="2" office:value-type="float" office:value="1.3692" calcext:value-type="float">
            <text:p>1.3692</text:p>
          </table:table-cell>
          <table:table-cell office:value-type="float" office:value="3.038517" calcext:value-type="float">
            <text:p>3.038517</text:p>
          </table:table-cell>
          <table:table-cell office:value-type="float" office:value="25" calcext:value-type="float">
            <text:p>25</text:p>
          </table:table-cell>
          <table:table-cell office:value-type="float" office:value="0.115157" calcext:value-type="float">
            <text:p>0.115157</text:p>
          </table:table-cell>
          <table:table-cell office:value-type="float" office:value="0.087288" calcext:value-type="float">
            <text:p>0.087288</text:p>
          </table:table-cell>
          <table:table-cell office:value-type="float" office:value="3.009364" calcext:value-type="float">
            <text:p>3.009364</text:p>
          </table:table-cell>
        </table:table-row>
        <table:table-row table:style-name="ro1">
          <table:table-cell table:formula="of:=((([.B10]-[.C10])/([.D10]*([.E10]*[.F10])))/[.G10])^[.H10]" office:value-type="float" office:value="0" calcext:value-type="float">
            <text:p>0</text:p>
          </table:table-cell>
          <table:table-cell table:number-columns-repeated="2" office:value-type="float" office:value="1.3692" calcext:value-type="float">
            <text:p>1.3692</text:p>
          </table:table-cell>
          <table:table-cell office:value-type="float" office:value="3.038517" calcext:value-type="float">
            <text:p>3.038517</text:p>
          </table:table-cell>
          <table:table-cell office:value-type="float" office:value="25" calcext:value-type="float">
            <text:p>25</text:p>
          </table:table-cell>
          <table:table-cell office:value-type="float" office:value="0.115157" calcext:value-type="float">
            <text:p>0.115157</text:p>
          </table:table-cell>
          <table:table-cell office:value-type="float" office:value="0.087288" calcext:value-type="float">
            <text:p>0.087288</text:p>
          </table:table-cell>
          <table:table-cell office:value-type="float" office:value="3.009364" calcext:value-type="float">
            <text:p>3.009364</text:p>
          </table:table-cell>
        </table:table-row>
        <table:table-row table:style-name="ro1">
          <table:table-cell table:formula="of:=((([.B11]-[.C11])/([.D11]*([.E11]*[.F11])))/[.G11])^[.H11]" office:value-type="float" office:value="0" calcext:value-type="float">
            <text:p>0</text:p>
          </table:table-cell>
          <table:table-cell table:number-columns-repeated="2" office:value-type="float" office:value="1.3692" calcext:value-type="float">
            <text:p>1.3692</text:p>
          </table:table-cell>
          <table:table-cell office:value-type="float" office:value="3.038517" calcext:value-type="float">
            <text:p>3.038517</text:p>
          </table:table-cell>
          <table:table-cell office:value-type="float" office:value="25" calcext:value-type="float">
            <text:p>25</text:p>
          </table:table-cell>
          <table:table-cell office:value-type="float" office:value="0.115157" calcext:value-type="float">
            <text:p>0.115157</text:p>
          </table:table-cell>
          <table:table-cell office:value-type="float" office:value="0.087288" calcext:value-type="float">
            <text:p>0.087288</text:p>
          </table:table-cell>
          <table:table-cell office:value-type="float" office:value="3.009364" calcext:value-type="float">
            <text:p>3.009364</text:p>
          </table:table-cell>
        </table:table-row>
        <table:table-row table:style-name="ro1">
          <table:table-cell table:formula="of:=((([.B12]-[.C12])/([.D12]*([.E12]*[.F12])))/[.G12])^[.H12]" office:value-type="float" office:value="0" calcext:value-type="float">
            <text:p>0</text:p>
          </table:table-cell>
          <table:table-cell table:number-columns-repeated="2" office:value-type="float" office:value="1.3692" calcext:value-type="float">
            <text:p>1.3692</text:p>
          </table:table-cell>
          <table:table-cell office:value-type="float" office:value="3.038517" calcext:value-type="float">
            <text:p>3.038517</text:p>
          </table:table-cell>
          <table:table-cell office:value-type="float" office:value="25" calcext:value-type="float">
            <text:p>25</text:p>
          </table:table-cell>
          <table:table-cell office:value-type="float" office:value="0.115157" calcext:value-type="float">
            <text:p>0.115157</text:p>
          </table:table-cell>
          <table:table-cell office:value-type="float" office:value="0.087288" calcext:value-type="float">
            <text:p>0.087288</text:p>
          </table:table-cell>
          <table:table-cell office:value-type="float" office:value="3.009364" calcext:value-type="float">
            <text:p>3.009364</text:p>
          </table:table-cell>
        </table:table-row>
        <table:table-row table:style-name="ro1">
          <table:table-cell table:formula="of:=((([.B13]-[.C13])/([.D13]*([.E13]*[.F13])))/[.G13])^[.H13]" office:value-type="float" office:value="0" calcext:value-type="float">
            <text:p>0</text:p>
          </table:table-cell>
          <table:table-cell table:number-columns-repeated="2" office:value-type="float" office:value="1.3692" calcext:value-type="float">
            <text:p>1.3692</text:p>
          </table:table-cell>
          <table:table-cell office:value-type="float" office:value="3.038517" calcext:value-type="float">
            <text:p>3.038517</text:p>
          </table:table-cell>
          <table:table-cell office:value-type="float" office:value="25" calcext:value-type="float">
            <text:p>25</text:p>
          </table:table-cell>
          <table:table-cell office:value-type="float" office:value="0.115157" calcext:value-type="float">
            <text:p>0.115157</text:p>
          </table:table-cell>
          <table:table-cell office:value-type="float" office:value="0.087288" calcext:value-type="float">
            <text:p>0.087288</text:p>
          </table:table-cell>
          <table:table-cell office:value-type="float" office:value="3.009364" calcext:value-type="float">
            <text:p>3.009364</text:p>
          </table:table-cell>
        </table:table-row>
        <table:table-row table:style-name="ro1">
          <table:table-cell table:formula="of:=((([.B14]-[.C14])/([.D14]*([.E14]*[.F14])))/[.G14])^[.H14]" office:value-type="float" office:value="0" calcext:value-type="float">
            <text:p>0</text:p>
          </table:table-cell>
          <table:table-cell table:number-columns-repeated="2" office:value-type="float" office:value="1.3692" calcext:value-type="float">
            <text:p>1.3692</text:p>
          </table:table-cell>
          <table:table-cell office:value-type="float" office:value="3.038517" calcext:value-type="float">
            <text:p>3.038517</text:p>
          </table:table-cell>
          <table:table-cell office:value-type="float" office:value="25" calcext:value-type="float">
            <text:p>25</text:p>
          </table:table-cell>
          <table:table-cell office:value-type="float" office:value="0.115157" calcext:value-type="float">
            <text:p>0.115157</text:p>
          </table:table-cell>
          <table:table-cell office:value-type="float" office:value="0.087288" calcext:value-type="float">
            <text:p>0.087288</text:p>
          </table:table-cell>
          <table:table-cell office:value-type="float" office:value="3.009364" calcext:value-type="float">
            <text:p>3.009364</text:p>
          </table:table-cell>
        </table:table-row>
        <table:table-row table:style-name="ro1">
          <table:table-cell table:formula="of:=((([.B15]-[.C15])/([.D15]*([.E15]*[.F15])))/[.G15])^[.H15]" office:value-type="float" office:value="0" calcext:value-type="float">
            <text:p>0</text:p>
          </table:table-cell>
          <table:table-cell table:number-columns-repeated="2" office:value-type="float" office:value="1.3692" calcext:value-type="float">
            <text:p>1.3692</text:p>
          </table:table-cell>
          <table:table-cell office:value-type="float" office:value="3.038517" calcext:value-type="float">
            <text:p>3.038517</text:p>
          </table:table-cell>
          <table:table-cell office:value-type="float" office:value="25" calcext:value-type="float">
            <text:p>25</text:p>
          </table:table-cell>
          <table:table-cell office:value-type="float" office:value="0.115157" calcext:value-type="float">
            <text:p>0.115157</text:p>
          </table:table-cell>
          <table:table-cell office:value-type="float" office:value="0.087288" calcext:value-type="float">
            <text:p>0.087288</text:p>
          </table:table-cell>
          <table:table-cell office:value-type="float" office:value="3.009364" calcext:value-type="float">
            <text:p>3.009364</text:p>
          </table:table-cell>
        </table:table-row>
        <table:table-row table:style-name="ro1">
          <table:table-cell table:formula="of:=((([.B16]-[.C16])/([.D16]*([.E16]*[.F16])))/[.G16])^[.H16]" office:value-type="float" office:value="0" calcext:value-type="float">
            <text:p>0</text:p>
          </table:table-cell>
          <table:table-cell table:number-columns-repeated="2" office:value-type="float" office:value="1.3692" calcext:value-type="float">
            <text:p>1.3692</text:p>
          </table:table-cell>
          <table:table-cell office:value-type="float" office:value="3.038517" calcext:value-type="float">
            <text:p>3.038517</text:p>
          </table:table-cell>
          <table:table-cell office:value-type="float" office:value="25" calcext:value-type="float">
            <text:p>25</text:p>
          </table:table-cell>
          <table:table-cell office:value-type="float" office:value="0.115157" calcext:value-type="float">
            <text:p>0.115157</text:p>
          </table:table-cell>
          <table:table-cell office:value-type="float" office:value="0.087288" calcext:value-type="float">
            <text:p>0.087288</text:p>
          </table:table-cell>
          <table:table-cell office:value-type="float" office:value="3.009364" calcext:value-type="float">
            <text:p>3.009364</text:p>
          </table:table-cell>
        </table:table-row>
        <table:table-row table:style-name="ro1">
          <table:table-cell table:formula="of:=((([.B17]-[.C17])/([.D17]*([.E17]*[.F17])))/[.G17])^[.H17]" office:value-type="float" office:value="0" calcext:value-type="float">
            <text:p>0</text:p>
          </table:table-cell>
          <table:table-cell table:number-columns-repeated="2" office:value-type="float" office:value="1.3692" calcext:value-type="float">
            <text:p>1.3692</text:p>
          </table:table-cell>
          <table:table-cell office:value-type="float" office:value="3.038517" calcext:value-type="float">
            <text:p>3.038517</text:p>
          </table:table-cell>
          <table:table-cell office:value-type="float" office:value="25" calcext:value-type="float">
            <text:p>25</text:p>
          </table:table-cell>
          <table:table-cell office:value-type="float" office:value="0.115157" calcext:value-type="float">
            <text:p>0.115157</text:p>
          </table:table-cell>
          <table:table-cell office:value-type="float" office:value="0.087288" calcext:value-type="float">
            <text:p>0.087288</text:p>
          </table:table-cell>
          <table:table-cell office:value-type="float" office:value="3.009364" calcext:value-type="float">
            <text:p>3.009364</text:p>
          </table:table-cell>
        </table:table-row>
        <table:table-row table:style-name="ro1">
          <table:table-cell table:formula="of:=((([.B18]-[.C18])/([.D18]*([.E18]*[.F18])))/[.G18])^[.H18]" office:value-type="float" office:value="0" calcext:value-type="float">
            <text:p>0</text:p>
          </table:table-cell>
          <table:table-cell table:number-columns-repeated="2" office:value-type="float" office:value="1.3692" calcext:value-type="float">
            <text:p>1.3692</text:p>
          </table:table-cell>
          <table:table-cell office:value-type="float" office:value="3.038517" calcext:value-type="float">
            <text:p>3.038517</text:p>
          </table:table-cell>
          <table:table-cell office:value-type="float" office:value="25" calcext:value-type="float">
            <text:p>25</text:p>
          </table:table-cell>
          <table:table-cell office:value-type="float" office:value="0.115157" calcext:value-type="float">
            <text:p>0.115157</text:p>
          </table:table-cell>
          <table:table-cell office:value-type="float" office:value="0.087288" calcext:value-type="float">
            <text:p>0.087288</text:p>
          </table:table-cell>
          <table:table-cell office:value-type="float" office:value="3.009364" calcext:value-type="float">
            <text:p>3.009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Nathan Rose</meta:initial-creator>
    <meta:creation-date>2020-08-10T15:10:26.633723238</meta:creation-date>
    <dc:date>2020-08-10T17:28:01.047674352</dc:date>
    <dc:creator>Nathan Rose</dc:creator>
    <meta:editing-duration>PT1H46M35S</meta:editing-duration>
    <meta:editing-cycles>1</meta:editing-cycles>
    <meta:document-statistic meta:table-count="1" meta:cell-count="143" meta:object-count="0"/>
    <meta:generator>LibreOffice/6.4.4.2$MacOSX_X86_64 LibreOffice_project/3d775be2011f3886db32dfd395a6a6d1ca2630ff</meta:generator>
  </office:meta>
</office:document-meta>
</file>